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family-generic="system" style:font-pitch="variable"/>
    <style:font-face style:name="Calibri Light3" svg:font-family="'Calibri Light'" style:font-adornments="Regular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alibri Light" fo:font-size="12pt" style:font-size-asian="12pt" style:font-name-complex="Calibri Light2" style:font-size-complex="12pt"/>
    </style:style>
    <style:style style:name="P2" style:family="paragraph" style:parent-style-name="Standard">
      <style:text-properties style:font-name="Calibri Light3"/>
    </style:style>
    <style:style style:name="P3" style:family="paragraph" style:parent-style-name="Standard">
      <style:text-properties style:font-name="Calibri Light3" fo:font-size="11pt" officeooo:rsid="0015a2d9" officeooo:paragraph-rsid="0015a2d9" style:font-size-asian="11pt" style:font-size-complex="11pt"/>
    </style:style>
    <style:style style:name="P4" style:family="paragraph" style:parent-style-name="Standard">
      <style:text-properties style:font-name="Calibri Light3" fo:font-size="11pt" officeooo:paragraph-rsid="001726ab" style:font-size-asian="11pt" style:font-size-complex="11pt"/>
    </style:style>
    <style:style style:name="P5" style:family="paragraph" style:parent-style-name="Standard">
      <style:text-properties style:font-name="Calibri Light3" fo:font-size="11pt" officeooo:rsid="001726ab" officeooo:paragraph-rsid="001726ab" style:font-size-asian="11pt" style:font-size-complex="11pt"/>
    </style:style>
    <style:style style:name="P6" style:family="paragraph" style:parent-style-name="Standard">
      <style:text-properties style:font-name="Calibri Light3" fo:font-size="11pt" style:font-size-asian="11pt" style:font-size-complex="11pt"/>
    </style:style>
    <style:style style:name="P7" style:family="paragraph" style:parent-style-name="Standard">
      <style:text-properties style:font-name="Calibri Light3" fo:font-size="11pt" officeooo:paragraph-rsid="001a36c9" style:font-size-asian="11pt" style:font-size-complex="11pt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Calibri Light3" fo:font-size="10pt" fo:font-style="italic" officeooo:paragraph-rsid="001b1cc2" style:font-size-asian="10pt" style:font-style-asian="italic" style:font-size-complex="10pt" style:font-style-complex="italic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style:font-name="Calibri Light3" fo:font-size="13pt" fo:font-weight="bold" style:font-size-asian="13pt" style:font-weight-asian="bold" style:font-name-complex="Calibri Light2" style:font-size-complex="13pt"/>
    </style:style>
    <style:style style:name="P10" style:family="paragraph" style:parent-style-name="Standard" style:list-style-name="L1">
      <style:text-properties style:font-name="Calibri Light3" fo:font-size="11pt" officeooo:rsid="001726ab" officeooo:paragraph-rsid="001726ab" style:font-size-asian="11pt" style:font-size-complex="11pt"/>
    </style:style>
    <style:style style:name="P11" style:family="paragraph" style:parent-style-name="Standard" style:list-style-name="L1">
      <style:text-properties style:font-name="Calibri Light3" fo:font-size="11pt" officeooo:rsid="001726ab" officeooo:paragraph-rsid="001b1cc2" style:font-size-asian="11pt" style:font-size-complex="11pt"/>
    </style:style>
    <style:style style:name="P12" style:family="paragraph" style:parent-style-name="Standard" style:list-style-name="L1">
      <style:text-properties style:font-name="Calibri Light3" fo:font-size="11pt" officeooo:paragraph-rsid="001726ab" style:font-size-asian="11pt" style:font-size-complex="11pt"/>
    </style:style>
    <style:style style:name="P13" style:family="paragraph" style:parent-style-name="Standard" style:list-style-name="L1">
      <style:text-properties style:font-name="Calibri Light3" fo:font-size="11pt" officeooo:rsid="001a36c9" officeooo:paragraph-rsid="001a36c9" style:font-size-asian="11pt" style:font-size-complex="11pt"/>
    </style:style>
    <style:style style:name="P14" style:family="paragraph" style:parent-style-name="Standard" style:list-style-name="L1">
      <style:text-properties style:font-name="Calibri Light3" fo:font-size="9pt" officeooo:rsid="001a36c9" officeooo:paragraph-rsid="001a36c9" style:font-size-asian="9pt" style:font-size-complex="9pt"/>
    </style:style>
    <style:style style:name="P15" style:family="paragraph" style:parent-style-name="Standard" style:list-style-name="L1">
      <style:text-properties style:font-name="Calibri Light3" fo:font-size="9pt" officeooo:rsid="001b1cc2" officeooo:paragraph-rsid="001b1cc2" style:font-size-asian="9pt" style:font-size-complex="9pt"/>
    </style:style>
    <style:style style:name="P16" style:family="paragraph" style:parent-style-name="Standard" style:list-style-name="L1">
      <style:text-properties style:font-name="Calibri Light3" fo:font-size="9pt" fo:font-weight="normal" officeooo:rsid="001a36c9" officeooo:paragraph-rsid="001a36c9" style:font-size-asian="9pt" style:font-weight-asian="normal" style:font-name-complex="Calibri Light2" style:font-size-complex="9pt" style:font-weight-complex="normal"/>
    </style:style>
    <style:style style:name="P17" style:family="paragraph" style:parent-style-name="Standard" style:list-style-name="L1">
      <style:paragraph-properties fo:margin-left="0cm" fo:margin-right="0cm" fo:text-indent="0cm" style:auto-text-indent="false"/>
      <style:text-properties style:font-name="Calibri Light3" fo:font-size="10pt" fo:font-style="italic" officeooo:rsid="001726ab" officeooo:paragraph-rsid="00183c92" style:font-size-asian="10pt" style:font-style-asian="italic" style:font-size-complex="10pt" style:font-style-complex="italic"/>
    </style:style>
    <style:style style:name="T1" style:family="text">
      <style:text-properties fo:font-weight="bold" style:font-weight-asian="bold" style:font-name-complex="Calibri Light2"/>
    </style:style>
    <style:style style:name="T2" style:family="text">
      <style:text-properties fo:font-weight="bold" officeooo:rsid="001726ab" style:font-weight-asian="bold" style:font-name-complex="Calibri Light2"/>
    </style:style>
    <style:style style:name="T3" style:family="text">
      <style:text-properties fo:font-weight="bold" style:font-weight-asian="bold" style:font-name-complex="Calibri Light2" style:font-weight-complex="normal"/>
    </style:style>
    <style:style style:name="T4" style:family="text">
      <style:text-properties fo:font-weight="bold" officeooo:rsid="001b1cc2" style:font-weight-asian="bold" style:font-name-complex="Calibri Light2" style:font-weight-complex="normal"/>
    </style:style>
    <style:style style:name="T5" style:family="text">
      <style:text-properties fo:font-weight="bold" style:font-weight-asian="bold" style:font-name-complex="Calibri Light2" style:font-weight-complex="bold"/>
    </style:style>
    <style:style style:name="T6" style:family="text">
      <style:text-properties fo:font-weight="bold" officeooo:rsid="001aaa02" style:font-weight-asian="bold" style:font-name-complex="Calibri Light2" style:font-weight-complex="bold"/>
    </style:style>
    <style:style style:name="T7" style:family="text">
      <style:text-properties fo:font-weight="bold" officeooo:rsid="001a36c9" style:font-weight-asian="bold" style:font-name-complex="Calibri Light2" style:font-weight-complex="bold"/>
    </style:style>
    <style:style style:name="T8" style:family="text">
      <style:text-properties fo:font-weight="bold" officeooo:rsid="001726ab" style:font-weight-asian="bold" style:font-name-complex="Calibri Light2" style:font-weight-complex="bold"/>
    </style:style>
    <style:style style:name="T9" style:family="text">
      <style:text-properties fo:font-weight="bold" officeooo:rsid="001a36c9" style:font-weight-asian="bold" style:font-name-complex="Calibri Light2"/>
    </style:style>
    <style:style style:name="T10" style:family="text">
      <style:text-properties fo:font-size="12pt" style:font-size-asian="12pt" style:font-name-complex="Calibri Light2" style:font-size-complex="12pt"/>
    </style:style>
    <style:style style:name="T11" style:family="text">
      <style:text-properties fo:font-size="12pt" officeooo:rsid="00183c92" style:font-size-asian="12pt" style:font-name-complex="Calibri Light2" style:font-size-complex="12pt"/>
    </style:style>
    <style:style style:name="T12" style:family="text">
      <style:text-properties fo:font-weight="normal" style:font-weight-asian="normal" style:font-name-complex="Calibri Light2" style:font-weight-complex="normal"/>
    </style:style>
    <style:style style:name="T13" style:family="text">
      <style:text-properties fo:font-weight="normal" officeooo:rsid="001726ab" style:font-weight-asian="normal" style:font-name-complex="Calibri Light2" style:font-weight-complex="normal"/>
    </style:style>
    <style:style style:name="T14" style:family="text">
      <style:text-properties fo:font-weight="normal" officeooo:rsid="001aaa02" style:font-weight-asian="normal" style:font-name-complex="Calibri Light2" style:font-weight-complex="normal"/>
    </style:style>
    <style:style style:name="T15" style:family="text">
      <style:text-properties fo:font-weight="normal" officeooo:rsid="001b1cc2" style:font-weight-asian="normal" style:font-name-complex="Calibri Light2" style:font-weight-complex="normal"/>
    </style:style>
    <style:style style:name="T16" style:family="text">
      <style:text-properties fo:font-weight="normal" officeooo:rsid="00183c92" style:font-weight-asian="normal" style:font-name-complex="Calibri Light2" style:font-weight-complex="normal"/>
    </style:style>
    <style:style style:name="T17" style:family="text">
      <style:text-properties fo:font-weight="normal" officeooo:rsid="001a36c9" style:font-weight-asian="normal" style:font-name-complex="Calibri Light2" style:font-weight-complex="normal"/>
    </style:style>
    <style:style style:name="T18" style:family="text">
      <style:text-properties style:font-name-complex="Calibri Light2"/>
    </style:style>
    <style:style style:name="T19" style:family="text">
      <style:text-properties officeooo:rsid="001a36c9" style:font-name-complex="Calibri Light2"/>
    </style:style>
    <style:style style:name="T20" style:family="text">
      <style:text-properties officeooo:rsid="001b1cc2" style:font-name-complex="Calibri Light2"/>
    </style:style>
    <style:style style:name="T21" style:family="text">
      <style:text-properties officeooo:rsid="001b64c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21">Creación de Tablas -</text:span> MySQL</text:p>
      <text:p text:style-name="P2"><text:span text:style-name="T10">Realiza los siguientes ejercicios prácticos en Mysql Workbench a partir de la base de datos P</text:span><text:span text:style-name="T11">OKEMON_GO</text:span><text:span text:style-name="T10">.</text:span></text:p>
      <text:p text:style-name="P3"><text:span text:style-name="T1">Ejercicio 1.- </text:span><text:span text:style-name="T12">Crea una BD de nombre POKEMON_</text:span><text:span text:style-name="T13">GO</text:span><text:span text:style-name="T12">.</text:span></text:p>
      <text:p text:style-name="P4"><text:span text:style-name="T2">Ejercicio 2.- </text:span><text:span text:style-name="T13">Crea una tabla POKEMON en la base de datos POKEMON_GO.</text:span></text:p>
      <text:p text:style-name="P5"><text:span text:style-name="T1">Ejercicio 3.- </text:span><text:span text:style-name="T12">Añade las siguientes columnas en la tabla POKEMON.</text:span></text:p>
      <text:list xml:id="list4136664777" text:style-name="L1">
        <text:list-item>
          <text:p text:style-name="P10"><text:span text:style-name="T1">Id: </text:span><text:span text:style-name="T12">identificador de tipo numérico (PK)</text:span></text:p>
          <text:list>
            <text:list-item>
              <text:list>
                <text:list-item>
                  <text:p text:style-name="P16">El campo ID deberá ser un valor que incremente de forma automática y comience por el número 100</text:p>
                </text:list-item>
              </text:list>
            </text:list-item>
          </text:list>
        </text:list-item>
        <text:list-item>
          <text:p text:style-name="P10"><text:span text:style-name="T1">Nombre: </text:span><text:span text:style-name="T14">contenido de tipo caracteres (máximo 15 caracteres)</text:span></text:p>
          <text:list>
            <text:list-item>
              <text:list>
                <text:list-item>
                  <text:p text:style-name="P14"><text:span text:style-name="T14">E</text:span><text:span text:style-name="T12">l campo Nombre no podrá estar formado por 2 o más palabras compuestas</text:span></text:p>
                </text:list-item>
              </text:list>
            </text:list-item>
          </text:list>
        </text:list-item>
        <text:list-item>
          <text:p text:style-name="P12"><text:span text:style-name="T2">Altura: </text:span><text:span text:style-name="T14">contenido de tipo </text:span><text:span text:style-name="T13">decimal</text:span><text:span text:style-name="T14"> (</text:span><text:span text:style-name="T13">2 decimales</text:span><text:span text:style-name="T14">)</text:span></text:p>
          <text:list>
            <text:list-item>
              <text:list>
                <text:list-item>
                  <text:p text:style-name="P14"><text:span text:style-name="T14">E</text:span><text:span text:style-name="T12">l campo Altura deberá estar entre 0.50 y 3.50 (ambos no incluidos)</text:span></text:p>
                </text:list-item>
              </text:list>
            </text:list-item>
          </text:list>
        </text:list-item>
        <text:list-item>
          <text:p text:style-name="P12"><text:span text:style-name="T2">Edad: </text:span><text:span text:style-name="T14">contenido de tipo </text:span><text:span text:style-name="T13">numérico</text:span></text:p>
          <text:list>
            <text:list-item>
              <text:list>
                <text:list-item>
                  <text:p text:style-name="P14"><text:span text:style-name="T14">E</text:span><text:span text:style-name="T13">l campo Altura deberá estar entre </text:span><text:span text:style-name="T15">1</text:span><text:span text:style-name="T13"> y </text:span><text:span text:style-name="T12">100</text:span><text:span text:style-name="T13"> (ambos incluidos)</text:span></text:p>
                </text:list-item>
              </text:list>
            </text:list-item>
          </text:list>
        </text:list-item>
        <text:list-item>
          <text:p text:style-name="P10"><text:span text:style-name="T1">Fecha_nac: </text:span><text:span text:style-name="T12">contenido de tipo fecha</text:span></text:p>
          <text:p text:style-name="P17"><text:span text:style-name="T12">*</text:span><text:span text:style-name="T16">Todos los campos podrán contener valores NULL, a excepción del ID </text:span><text:span text:style-name="T17">y la fecha de nacimiento del Pokemon</text:span></text:p>
        </text:list-item>
      </text:list>
      <text:p text:style-name="P4"><text:span text:style-name="T2">Ejercicio 4.- </text:span><text:span text:style-name="T13">Crea una tabla ENTRENADOR en la base de datos POKEMON_GO.</text:span></text:p>
      <text:p text:style-name="P4"><text:span text:style-name="T2">Ejercicio 5.- </text:span><text:span text:style-name="T13">Añade las siguientes columnas en la tabla ENTRENADOR.</text:span></text:p>
      <text:list xml:id="list90812131402603" text:continue-numbering="true" text:style-name="L1">
        <text:list-item>
          <text:p text:style-name="P12"><text:span text:style-name="T2">DNI: </text:span><text:span text:style-name="T13">identificador de tipo caracteres (PK)</text:span></text:p>
          <text:list>
            <text:list-item>
              <text:list>
                <text:list-item>
                  <text:p text:style-name="P14"><text:span text:style-name="T13">E</text:span><text:span text:style-name="T12">l campo DNI deberá contener una letra (mínimo)</text:span></text:p>
                </text:list-item>
              </text:list>
            </text:list-item>
          </text:list>
        </text:list-item>
        <text:list-item>
          <text:p text:style-name="P10"><text:span text:style-name="T1">Nombre: </text:span><text:span text:style-name="T14">contenido de tipo caracteres (máximo 15 caracteres)</text:span></text:p>
          <text:list>
            <text:list-item>
              <text:list>
                <text:list-item>
                  <text:p text:style-name="P15"><text:span text:style-name="T14">E</text:span><text:span text:style-name="T12">l campo Nombre, por defecto, tendrá valor NULL</text:span></text:p>
                </text:list-item>
              </text:list>
            </text:list-item>
          </text:list>
        </text:list-item>
        <text:list-item>
          <text:p text:style-name="P11"><text:span text:style-name="T4">Apellido</text:span><text:span text:style-name="T3">: </text:span><text:span text:style-name="T14">contenido de tipo caracteres (máximo </text:span><text:span text:style-name="T15">20</text:span><text:span text:style-name="T14"> caracteres)</text:span></text:p>
          <text:list>
            <text:list-item>
              <text:list>
                <text:list-item>
                  <text:p text:style-name="P15"><text:span text:style-name="T14">El campo </text:span><text:span text:style-name="T12">Apellido</text:span><text:span text:style-name="T14">, </text:span><text:span text:style-name="T12">deberá contener más de una letra “a”</text:span></text:p>
                </text:list-item>
              </text:list>
            </text:list-item>
          </text:list>
        </text:list-item>
        <text:list-item>
          <text:p text:style-name="P12"><text:span text:style-name="T6">G</text:span><text:span text:style-name="T7">é</text:span><text:span text:style-name="T8">nero: </text:span><text:span text:style-name="T13">contenido con 3 valores posibles (masculino, femenino u otro)</text:span></text:p>
        </text:list-item>
        <text:list-item>
          <text:p text:style-name="P13"><text:span text:style-name="T8">P</text:span><text:span text:style-name="T5">okemon:</text:span><text:span text:style-name="T12"> contenido de tipo numérico</text:span></text:p>
        </text:list-item>
      </text:list>
      <text:p text:style-name="P8"><text:span text:style-name="T13">*</text:span><text:span text:style-name="T16">Todos los campos podrán contener valores NULL, a excepción del DNI </text:span><text:span text:style-name="T15">y Género</text:span></text:p>
      <text:p text:style-name="P6"><text:span text:style-name="T1">Ejercicio </text:span><text:span text:style-name="T9">6</text:span><text:span text:style-name="T1">.- </text:span><text:span text:style-name="T15">Haz</text:span><text:span text:style-name="T20"> que la columna Pokemon de la tabla ENTRENADOR sea clave foranea de la tabla POKEMON.</text:span></text:p>
      <text:p text:style-name="P7"><text:span text:style-name="T1">Ejercicios </text:span><text:span text:style-name="T2">7</text:span><text:span text:style-name="T1">.- </text:span><text:span text:style-name="T18">Inserta 5 filas de datos en cada una de las tablas </text:span><text:span text:style-name="T19">y comprueba que los datos se han insertado correctamente.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alibri Light2" svg:font-family="'Calibri Light'" style:font-family-generic="system" style:font-pitch="variable"/>
    <style:font-face style:name="Calibri Light3" svg:font-family="'Calibri Light'" style:font-adornments="Regular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Title" style:family="paragraph" style:parent-style-name="Standard" style:next-style-name="Text_20_body" style:default-outline-level="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charset="x-symbol" fo:font-size="9pt" style:font-name-asian="OpenSymbol" style:font-family-asian="OpenSymbol" style:font-charset-asian="x-symbol" style:font-size-asian="7.84999990463257pt" style:font-name-complex="OpenSymbol" style:font-family-complex="OpenSymbol" style:font-charset-complex="x-symbol" style:font-size-complex="9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401cm" fo:margin-right="1.4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rofesor</meta:initial-creator>
    <meta:editing-cycles>8</meta:editing-cycles>
    <meta:creation-date>2020-02-04T19:59:00</meta:creation-date>
    <dc:date>2024-01-25T09:08:10.495000000</dc:date>
    <dc:language>es-ES</dc:language>
    <meta:editing-duration>PT23M30S</meta:editing-duration>
    <meta:generator>LibreOffice/7.5.3.2$Windows_X86_64 LibreOffice_project/9f56dff12ba03b9acd7730a5a481eea045e468f3</meta:generator>
    <meta:document-statistic meta:table-count="0" meta:image-count="0" meta:object-count="0" meta:page-count="1" meta:paragraph-count="28" meta:word-count="310" meta:character-count="1786" meta:non-whitespace-character-count="1522"/>
    <meta:user-defined meta:name="AppVersion">16.0000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